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officeooo:rsid="00151e7f" officeooo:paragraph-rsid="00139fe3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roid Sans Mono Dotted for Powerline" fo:font-size="14pt" fo:language="fr" fo:country="FR" fo:font-weight="bold" officeooo:rsid="00151e7f" officeooo:paragraph-rsid="00151e7f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officeooo:rsid="001758ba" officeooo:paragraph-rsid="001d6995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language="fr" fo:country="FR" fo:font-style="normal" officeooo:rsid="001758ba" officeooo:paragraph-rsid="001f6ddf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fo:language="fr" fo:country="FR" fo:font-style="normal" officeooo:rsid="001b0f14" officeooo:paragraph-rsid="001b5446" style:font-size-asian="12.25pt" style:font-style-asian="normal" style:font-size-complex="14pt" style:font-style-complex="normal"/>
    </style:style>
    <style:style style:name="P12" style:family="paragraph" style:parent-style-name="Standard">
      <style:text-properties style:font-name="Droid Sans Mono Dotted for Powerline" fo:font-size="14pt" fo:language="fr" fo:country="FR" fo:font-style="normal" officeooo:rsid="001f6ddf" officeooo:paragraph-rsid="001f6ddf" style:font-size-asian="12.25pt" style:font-style-asian="normal" style:font-size-complex="14pt" style:font-style-complex="normal"/>
    </style:style>
    <style:style style:name="P13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5" style:family="paragraph" style:parent-style-name="Standard">
      <style:text-properties style:font-name="Droid Sans Mono Dotted for Powerline" fo:font-size="14pt" fo:language="fr" fo:country="FR" fo:font-style="normal" officeooo:rsid="001b5446" officeooo:paragraph-rsid="001b54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6" style:family="paragraph" style:parent-style-name="Standard">
      <style:text-properties style:font-name="Droid Sans Mono Dotted for Powerline" fo:font-size="14pt" fo:language="fr" fo:country="FR" fo:font-style="normal" officeooo:rsid="001b5446" officeooo:paragraph-rsid="001d699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7" style:family="paragraph" style:parent-style-name="Standard">
      <style:text-properties style:font-name="Droid Sans Mono Dotted for Powerline" fo:font-size="14pt" fo:language="fr" fo:country="FR" fo:font-style="normal" officeooo:rsid="001d7656" officeooo:paragraph-rsid="001d765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8" style:family="paragraph" style:parent-style-name="Standard">
      <style:text-properties style:font-name="Droid Sans Mono Dotted for Powerline" fo:font-size="14pt" fo:language="fr" fo:country="FR" fo:font-style="normal" fo:font-weight="bold" officeooo:rsid="001b0f14" officeooo:paragraph-rsid="001b544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Droid Sans Mono Dotted for Powerline" fo:font-size="14pt" fo:language="fr" fo:country="FR" fo:font-style="normal" fo:font-weight="bold" officeooo:rsid="001d7656" officeooo:paragraph-rsid="001d765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2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d6995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3" style:family="paragraph" style:parent-style-name="Standard">
      <style:text-properties style:font-name="Droid Sans Mono Dotted for Powerline" fo:font-size="14pt" fo:language="fr" fo:country="FR" fo:font-style="normal" fo:font-weight="bold" officeooo:rsid="001f6ddf" officeooo:paragraph-rsid="001f6dd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4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5" style:family="paragraph" style:parent-style-name="Standard">
      <style:text-properties style:font-name="Droid Sans Mono Dotted for Powerline" fo:font-size="14pt" fo:language="fr" fo:country="FR" fo:font-style="normal" fo:font-weight="bold" officeooo:rsid="00214cd2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6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7" style:family="paragraph" style:parent-style-name="Standard">
      <style:text-properties style:font-name="Droid Sans Mono Dotted for Powerline" fo:font-size="14pt" fo:language="fr" fo:country="FR" fo:font-style="normal" fo:font-weight="normal" officeooo:rsid="001f6ddf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Droid Sans Mono Dotted for Powerline" fo:font-size="14pt" fo:language="fr" fo:country="FR" fo:font-style="normal" fo:font-weight="normal" officeooo:rsid="002175b2" officeooo:paragraph-rsid="002175b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1f6d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3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315df" officeooo:paragraph-rsid="002315df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698bb" officeooo:paragraph-rsid="002698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5ee50" officeooo:paragraph-rsid="0025ee50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78b77" officeooo:paragraph-rsid="00278b7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9274b" officeooo:paragraph-rsid="0029274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315df" officeooo:paragraph-rsid="002315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44738" officeooo:paragraph-rsid="0024473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5ee50" officeooo:paragraph-rsid="0025ee5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698bb" officeooo:paragraph-rsid="002698b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78b77" officeooo:paragraph-rsid="00278b7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fo:language="fr" fo:country="FR" officeooo:rsid="00151e7f"/>
    </style:style>
    <style:style style:name="T2" style:family="text">
      <style:text-properties fo:language="fr" fo:country="FR" officeooo:rsid="0031d1fa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7539" style:language-asian="zxx" style:country-asian="none" style:language-complex="zxx" style:country-complex="none"/>
    </style:style>
    <style:style style:name="T5" style:family="text">
      <style:text-properties officeooo:rsid="001b5446" style:language-asian="zxx" style:country-asian="none" style:language-complex="zxx" style:country-complex="none"/>
    </style:style>
    <style:style style:name="T6" style:family="text">
      <style:text-properties officeooo:rsid="001be09b" style:language-asian="zxx" style:country-asian="none" style:language-complex="zxx" style:country-complex="none"/>
    </style:style>
    <style:style style:name="T7" style:family="text">
      <style:text-properties officeooo:rsid="001d7656" style:language-asian="zxx" style:country-asian="none" style:language-complex="zxx" style:country-complex="none"/>
    </style:style>
    <style:style style:name="T8" style:family="text">
      <style:text-properties officeooo:rsid="001f6ddf" style:language-asian="zxx" style:country-asian="none" style:language-complex="zxx" style:country-complex="none"/>
    </style:style>
    <style:style style:name="T9" style:family="text">
      <style:text-properties officeooo:rsid="0020fd6d" style:language-asian="zxx" style:country-asian="none" style:language-complex="zxx" style:country-complex="none"/>
    </style:style>
    <style:style style:name="T10" style:family="text">
      <style:text-properties officeooo:rsid="00214cd2" style:language-asian="zxx" style:country-asian="none" style:language-complex="zxx" style:country-complex="none"/>
    </style:style>
    <style:style style:name="T11" style:family="text">
      <style:text-properties officeooo:rsid="002175b2" style:language-asian="zxx" style:country-asian="none" style:language-complex="zxx" style:country-complex="none"/>
    </style:style>
    <style:style style:name="T12" style:family="text">
      <style:text-properties officeooo:rsid="00253225" style:language-asian="zxx" style:country-asian="none" style:language-complex="zxx" style:country-complex="none"/>
    </style:style>
    <style:style style:name="T13" style:family="text">
      <style:text-properties officeooo:rsid="002698bb" style:language-asian="zxx" style:country-asian="none" style:language-complex="zxx" style:country-complex="none"/>
    </style:style>
    <style:style style:name="T14" style:family="text">
      <style:text-properties officeooo:rsid="0031d1fa" style:language-asian="zxx" style:country-asian="none" style:language-complex="zxx" style:country-complex="none"/>
    </style:style>
    <style:style style:name="T15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weight="normal" officeooo:rsid="00195046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officeooo:rsid="001b0f14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1f6dd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weight="normal" officeooo:rsid="002175b2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2315d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weight="normal" officeooo:rsid="002bc6c1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weight="bold" officeooo:rsid="001d6995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font-weight="bold" officeooo:rsid="0017753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weight="bold" officeooo:rsid="001f6ddf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weight="bold" officeooo:rsid="0020fd6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font-weight="bold" officeooo:rsid="00214cd2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font-weight="bold" officeooo:rsid="002698bb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font-weight="bold" officeooo:rsid="002a21c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font-weight="bold" officeooo:rsid="002bc6c1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2c95b" style:font-weight-asian="bold" style:font-weight-complex="bold"/>
    </style:style>
    <style:style style:name="T34" style:family="text">
      <style:text-properties officeooo:rsid="00218448"/>
    </style:style>
    <style:style style:name="T35" style:family="text">
      <style:text-properties officeooo:rsid="002698bb"/>
    </style:style>
    <style:style style:name="T36" style:family="text">
      <style:text-properties officeooo:rsid="00278b77"/>
    </style:style>
    <style:style style:name="T37" style:family="text">
      <style:text-properties officeooo:rsid="0029274b"/>
    </style:style>
    <style:style style:name="T38" style:family="text">
      <style:text-properties officeooo:rsid="0032c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) User Requirement Specifications</text:p>
      <text:p text:style-name="P1"/>
      <text:p text:style-name="P33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1">Il doit contenir une liste exhaustive (dans la mesure du possible) de ce que le logiciel sera en mesure de faire au terme de son développement. </text:span><text:span text:style-name="T2">Dans notre cas, les exigences sont tout d’abords posé par nous, premiers utilisateurs. À terme, nous espérons élargir cela à une communauté se formant autour du programme.</text:span></text:p>
      <text:p text:style-name="P3"/>
      <text:p text:style-name="P7">5.2 Priorité</text:p>
      <text:p text:style-name="P2"/>
      <text:p text:style-name="P2">Nous avons décidé de diviser les URS en <text:span text:style-name="T34">trois</text:span> niveaux de priorité afin de bien séparer les <text:span text:style-name="T3">caractéristiques que nous voulons absoluement trouver dans le logiciel final et les caractéristiques qui pourraient être intéressantes à développer dans le futur. </text:span></text:p>
      <text:p text:style-name="P4"/>
      <text:p text:style-name="P6"><text:span text:style-name="T3">M – Mandatory requirement. </text:span><text:span text:style-name="T15">**</text:span><text:span text:style-name="T16">doit être développé**</text:span></text:p>
      <text:p text:style-name="P32">‘Cette caractéristique doit être incluse dans le logiciel final.’</text:p>
      <text:p text:style-name="P5"/>
      <text:p text:style-name="P6"><text:span text:style-name="T3">D – Desirable requirement. </text:span><text:span text:style-name="T15">**</text:span><text:span text:style-name="T16">doit être développé dans la mesure du possible**</text:span></text:p>
      <text:p text:style-name="P32">‘Cette caractéristique devrait être incluse dans le logiciel final, sauf si contrainte trop importante ou manque de temps.’</text:p>
      <text:p text:style-name="P5"/>
      <text:p text:style-name="P6"><text:span text:style-name="T3">E – Possible future enhancement. </text:span><text:span text:style-name="T15">**</text:span><text:span text:style-name="T17">peut être développé dans le futur ou sera développé en fonction de l’avancement du projet**</text:span></text:p>
      <text:p text:style-name="P32">‘Cette caractéristique pourrait être incluse dans le logiciel final dans le futur.’</text:p>
      <text:p text:style-name="P13"/>
      <text:p text:style-name="P14"/>
      <text:p text:style-name="P14"/>
      <text:p text:style-name="P14"/>
      <text:p text:style-name="P21"><text:soft-page-break/>5.3 Mandatory requirement</text:p>
      <text:p text:style-name="P14"/>
      <text:p text:style-name="P18"><text:span text:style-name="T5">5.3.1 </text:span><text:span text:style-name="T8">Explication générale(1)</text:span></text:p>
      <text:p text:style-name="P15"/>
      <text:p text:style-name="P11"><text:span text:style-name="T3">Le logiciel </text:span><text:span text:style-name="T5">lockatme devra être installable sur </text:span><text:span text:style-name="T14">L</text:span><text:span text:style-name="T5">inux et aura pour fonctionalité de permettre à l’utilisateur de vérrouiller son écran puis de le déverrouiller par reconnaissance faciale ou, le cas échéant, par mot de passe. Pour se faire l’utilisateur sera invité à enregistrer des photos de lui dans un dossier spécifique, ces photos seront utilisé comme modèle pour la reconnaissance par webcam. Des tests seront effectué pour déterminer si ces photos </text:span><text:span text:style-name="T7">sont</text:span><text:span text:style-name="T5"> de qualité</text:span><text:span text:style-name="T6">s</text:span><text:span text:style-name="T5"> suffisante</text:span><text:span text:style-name="T6">s</text:span><text:span text:style-name="T5"> pour reconnaître l’utilisateur à coup s</text:span><text:span text:style-name="T14">û</text:span><text:span text:style-name="T5">r. </text:span><text:span text:style-name="T14">Le paramétrage du programme se fera à travers un fichier qui correspond aux normes actuelles des fichiers de configuration.</text:span></text:p>
      <text:p text:style-name="P15"/>
      <text:p text:style-name="P19"><text:span text:style-name="T5">5.</text:span><text:span text:style-name="T3">3.2 Organisation</text:span></text:p>
      <text:p text:style-name="P17"/>
      <text:p text:style-name="P22">M.1 : Verrouillage écran</text:p>
      <text:p text:style-name="P16">L’utilisateur sera capable de verrouiller son écran avec une commande.</text:p>
      <text:p text:style-name="P14"/>
      <text:p text:style-name="P8"><text:span text:style-name="T23">M.</text:span><text:span text:style-name="T24">2</text:span><text:span text:style-name="T23"> : Reconnaissance faciale</text:span></text:p>
      <text:p text:style-name="P14">Le logiciel sera capable de reconnaître le visage de l’utilisateur à l’aide d’une webcam.</text:p>
      <text:p text:style-name="P8"/>
      <text:p text:style-name="P8"><text:span text:style-name="T23">M.</text:span><text:span text:style-name="T29">3</text:span><text:span text:style-name="T23"> : Déverrouillage écran</text:span></text:p>
      <text:p text:style-name="P8"><text:span text:style-name="T3">L’utilisateur sera capable </text:span><text:span text:style-name="T4">de déverrouiller son écran.</text:span></text:p>
      <text:p text:style-name="P9"><text:span text:style-name="T25"><text:tab/>M.</text:span><text:span text:style-name="T29">3</text:span><text:span text:style-name="T25">.</text:span><text:span text:style-name="T29">1</text:span><text:span text:style-name="T25"> Par reconnaissance faciale</text:span></text:p>
      <text:p text:style-name="P23"><text:tab/><text:tab/>M.<text:span text:style-name="T35">3</text:span>.<text:span text:style-name="T35">1.1</text:span> Prise d’information</text:p>
      <text:p text:style-name="P10"><text:span text:style-name="T26"><text:tab/><text:tab/></text:span><text:span text:style-name="T18">Le logiciel sera capable de prendre une photo <text:tab/><text:tab/><text:tab/><text:tab/>toutes les trois secondes à travers la webcam.</text:span></text:p>
      <text:p text:style-name="P10"><text:span text:style-name="T26"><text:tab/><text:tab/></text:span><text:span text:style-name="T20">Le cas échéant cf M.2.2.2</text:span></text:p>
      <text:p text:style-name="P8"><text:span text:style-name="T25"><text:tab/>M.</text:span><text:span text:style-name="T29">3</text:span><text:span text:style-name="T25">.</text:span><text:span text:style-name="T30">2 </text:span><text:span text:style-name="T25">Par saisie de mot de passe</text:span><text:span text:style-name="T31"><text:line-break/><text:tab/></text:span><text:span text:style-name="T21">En cas d’échec de la reconnaissance faciale, le <text:tab/>logiciel sera capable de déverrouiller l’écran grâce au <text:tab/>mot de passe.</text:span><text:span text:style-name="T25"><text:line-break/><text:tab/><text:tab/></text:span></text:p>
      <text:p text:style-name="P26"><text:tab/></text:p>
      <text:p text:style-name="P26"/>
      <text:p text:style-name="P26"><text:soft-page-break/></text:p>
      <text:p text:style-name="P12"><text:span text:style-name="T25">5.</text:span><text:span text:style-name="T27">4</text:span><text:span text:style-name="T23"> Desirable requirement</text:span></text:p>
      <text:p text:style-name="P23"/>
      <text:p text:style-name="P12"><text:span text:style-name="T25">5.</text:span><text:span text:style-name="T27">4</text:span><text:span text:style-name="T23">.1 Explication générale(2)</text:span></text:p>
      <text:p text:style-name="P23"/>
      <text:p text:style-name="P27"><text:span text:style-name="T3">De plus nous souhaiterions que l’utilisateur puisse personnaliser plusieurs aspects du logiciel. Par exemple, il lui serait possible de choisir une image lors du verrouillage de l’écran. Il pourrait également modifier </text:span><text:span text:style-name="T9">la fréquence de prise d’information lors du déverrouillage par reconnaissance faciale.</text:span></text:p>
      <text:p text:style-name="P30">Concernant le verrouillage de l’écran, nous souhaiterions qu’il se fasse de manière automatique lorsque l’utilisateur baisse le clapet, ou qu’il appuie sur une touche choisie.</text:p>
      <text:p text:style-name="P29"><text:span text:style-name="T9">S</text:span><text:span text:style-name="T3">i nous avons de le temps nous souhaiterions réaliser une interface graphique pour le choix des images «modèles» et pour l’entrée du mot de passe.</text:span></text:p>
      <text:p text:style-name="P31"/>
      <text:p text:style-name="P24">5.4.<text:span text:style-name="T35">2</text:span> Organisation (2)</text:p>
      <text:p text:style-name="P30"/>
      <text:p text:style-name="P24">M.1 Verrouillage écran</text:p>
      <text:p text:style-name="P28"><text:span text:style-name="T3"><text:tab/></text:span><text:span text:style-name="T23">D.1 Verrouillage </text:span><text:span text:style-name="T31">simplifié</text:span><text:span text:style-name="T23"> de l’écran</text:span></text:p>
      <text:p text:style-name="P28"><text:span text:style-name="T3"><text:tab/>L’utilisateur devrait être capable de verrouiller son <text:tab/>écran </text:span><text:span text:style-name="T10">avec</text:span><text:span text:style-name="T3"> :</text:span></text:p>
      <text:p text:style-name="P28"><text:span text:style-name="T3"><text:tab/><text:tab/></text:span><text:span text:style-name="T23">D.1.1 </text:span><text:span text:style-name="T28">Un r</text:span><text:span text:style-name="T23">accourci clavier *</text:span></text:p>
      <text:p text:style-name="P20"><text:span text:style-name="T3"><text:tab/><text:tab/>D.1.2 </text:span><text:span text:style-name="T10">La f</text:span><text:span text:style-name="T3">ermeture clapet *<text:line-break/><text:tab/></text:span></text:p>
      <text:p text:style-name="P20"><text:span text:style-name="T11"><text:tab/></text:span><text:span text:style-name="T10">D.2 Personnalisation de l’écran verrouillé<text:line-break/><text:tab/></text:span><text:span text:style-name="T19">L’utilisateur devrait être capable de choisir l’aspect <text:tab/>de son écran verrouillé (image, texte).</text:span></text:p>
      <text:p text:style-name="P25"/>
      <text:p text:style-name="P34"><text:span text:style-name="T10">M.</text:span><text:span text:style-name="T13">3</text:span><text:span text:style-name="T3">.1.1 Prise d’information</text:span></text:p>
      <text:p text:style-name="P34"><text:span text:style-name="T3"><text:tab/>D.2 Choix fréquence prise photo<text:line-break/><text:tab/></text:span><text:span text:style-name="T15">L’utilisateur devrait être capable de choisir la <text:tab/>fréquence de prise de photos lors du déverrouillage par <text:tab/>reconnaissance faciale.</text:span></text:p>
      <text:p text:style-name="P39"/>
      <text:p text:style-name="P34"><text:span text:style-name="T3">D.3 </text:span><text:span text:style-name="T12">I</text:span><text:span text:style-name="T3">nterface graphique</text:span></text:p>
      <text:p text:style-name="P40">L’utilisateur devrait être capable de choisir ses photos et entrer son mot de passe lors du déverrouillage grâce à une interface graphique.</text:p>
      <text:p text:style-name="P40"><text:soft-page-break/></text:p>
      <text:p text:style-name="P36">5.5 Possible future enhancement</text:p>
      <text:p text:style-name="P41"/>
      <text:p text:style-name="P36">5.5.1 Explication générale(3)</text:p>
      <text:p text:style-name="P41"/>
      <text:p text:style-name="P41">Le projet étant open source nous invitons les développeurs à consulter le repository GitHub pour contribuer au projet et proposer de nouvelles fonctionnalités. </text:p>
      <text:p text:style-name="P41">L’idée du projet est que lockatme pourra être utilisé comme <text:span text:style-name="T36">programme</text:span> de base pour développer de nouveaux moyens de déverrouillage d’écran. Nous avons notamment pensé à un déverrouillage par finger-print <text:span text:style-name="T38">(pour les ordinateurs équipés)</text:span>. Ainsi l’utilisateur aurait la possibilité de choisir parmis les différents moyen de déverrouillage pour sécuriser son ordinateur.</text:p>
      <text:p text:style-name="P41">Une autre avancée souhaitable serait la récupération de <text:span text:style-name="T38">photo</text:span>s des réseaux sociaux (via <text:span text:style-name="T38">leurs </text:span>API <text:span text:style-name="T38">respectives</text:span>) <text:span text:style-name="T38">afin</text:span> que l’utilisateur n’ait pas à choisir des photos manuellement.</text:p>
      <text:p text:style-name="P41">Enfin pour garantir la sécurité du déverrouillage, il serait souhaitable d’améliorer la reconnaissance faciale, pour faire face à de possibles failles (montrer une photo de l’utilisateur à la webcam).</text:p>
      <text:p text:style-name="P41"/>
      <text:p text:style-name="P35">5.5.2 Organisation(3)</text:p>
      <text:p text:style-name="P42"/>
      <text:p text:style-name="P35">M.3 Déverrouillage écran</text:p>
      <text:p text:style-name="P35"><text:tab/>E.1 <text:span text:style-name="T36">Programme modulaire </text:span><text:span text:style-name="T22"><text:line-break/><text:tab/><text:tab/></text:span>E.1.<text:span text:style-name="T36">1</text:span> Par Finger-print</text:p>
      <text:p text:style-name="P42"><text:tab/><text:tab/>L’utilisateur pourrait être capable déverrouiller <text:tab/><text:tab/><text:tab/>son écran avec un finger-print.</text:p>
      <text:p text:style-name="P43"/>
      <text:p text:style-name="P37">M.2 Reconnaissance faciale</text:p>
      <text:p text:style-name="P43"><text:tab/><text:span text:style-name="T32">E.2 Récupération </text:span><text:span text:style-name="T33">de photos automatique</text:span></text:p>
      <text:p text:style-name="P43"><text:tab/>L’utilisateur pourrait être capable d’entrer son nom de <text:tab/>compte et mot de passe d’un réseau social <text:span text:style-name="T38">qui permet au <text:tab/>travers de son API d’utiliser les photos de <text:tab/>l’utilisateurs ainsi que les metadatas sur l’identité <text:s/><text:tab/>des personnes présentes sur celles-ci.</text:span><text:line-break/></text:p>
      <text:p text:style-name="P38">M.3.1 Déverrouillage écran par reconnaissance faciale</text:p>
      <text:p text:style-name="P43"><text:soft-page-break/><text:tab/><text:span text:style-name="T32">E.3 Instruction spécifique</text:span></text:p>
      <text:p text:style-name="P43"><text:tab/>Le programme pourrait être capable de demander à <text:tab/>l’utilisateur de faire certaine<text:span text:style-name="T37">s</text:span> gestuelle<text:span text:style-name="T37">s</text:span> spécifique<text:span text:style-name="T37">s</text:span> <text:tab/>du visage. 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4.3.2$Linux_X86_64 LibreOffice_project/40m0$Build-2</meta:generator>
    <dc:date>2017-12-04T18:38:23.068217869</dc:date>
    <meta:editing-duration>PT41M22S</meta:editing-duration>
    <meta:editing-cycles>11</meta:editing-cycles>
    <meta:document-statistic meta:table-count="0" meta:image-count="0" meta:object-count="0" meta:page-count="5" meta:paragraph-count="59" meta:word-count="833" meta:character-count="5731" meta:non-whitespace-character-count="4894"/>
  </office:meta>
</office:document-meta>
</file>